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officeooo:paragraph-rsid="00022d45" style:font-weight-asian="bold" style:font-weight-complex="bold"/>
    </style:style>
    <style:style style:name="P2" style:family="paragraph" style:parent-style-name="Standard">
      <style:text-properties officeooo:paragraph-rsid="00022d45"/>
    </style:style>
    <style:style style:name="P3" style:family="paragraph" style:parent-style-name="Standard">
      <style:paragraph-properties fo:text-align="center" style:justify-single-word="false"/>
      <style:text-properties officeooo:rsid="00022d45" officeooo:paragraph-rsid="00022d4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22d45" officeooo:paragraph-rsid="00022d45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style:font-name="Times New Roman" fo:font-weight="bold" officeooo:paragraph-rsid="00022d45" style:font-weight-asian="bold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13883d" officeooo:paragraph-rsid="00022d45" style:font-weight-asian="bold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022d45" officeooo:paragraph-rsid="00022d45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officeooo:rsid="0005769f" officeooo:paragraph-rsid="0005769f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035e6c" officeooo:paragraph-rsid="00035e6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56885" officeooo:paragraph-rsid="0025688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852d0" officeooo:paragraph-rsid="002852d0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weight="bold" officeooo:rsid="0026f9fd" officeooo:paragraph-rsid="0026f9fd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934c4" officeooo:paragraph-rsid="002934c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weight="normal" officeooo:rsid="0026f055" officeooo:paragraph-rsid="0026f055" style:font-weight-asian="normal" style:font-weight-complex="normal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6f9fd" officeooo:paragraph-rsid="0026f9f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6f9fd" officeooo:paragraph-rsid="0026f9f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6f9fd" officeooo:paragraph-rsid="0026f9f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6f9fd" officeooo:paragraph-rsid="0026f9f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852d0" officeooo:paragraph-rsid="002852d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852d0" officeooo:paragraph-rsid="002852d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d8b35" officeooo:paragraph-rsid="002d8b3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d8b35" officeooo:paragraph-rsid="002d8b3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weight="normal" officeooo:rsid="002852d0" officeooo:paragraph-rsid="002852d0" style:font-weight-asian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852d0" officeooo:paragraph-rsid="002852d0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27903"/>
    </style:style>
    <style:style style:name="T2" style:family="text">
      <style:text-properties officeooo:rsid="00022d45"/>
    </style:style>
    <style:style style:name="T3" style:family="text">
      <style:text-properties officeooo:rsid="0005769f"/>
    </style:style>
    <style:style style:name="T4" style:family="text">
      <style:text-properties officeooo:rsid="00256885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2ba53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6f9fd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9e476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2ba539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2d8b35" style:font-size-asian="10.5pt" style:font-style-asian="normal" style:font-size-complex="12pt" style:font-style-complex="normal"/>
    </style:style>
    <style:style style:name="T12" style:family="text">
      <style:text-properties officeooo:rsid="002d8b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5">A. U : 20<text:span text:style-name="T1">20</text:span>/20<text:span text:style-name="T1">21</text:span></text:p>
            <text:p text:style-name="P5"><text:span text:style-name="T2">3</text:span>L</text:p>
            <text:p text:style-name="P7">Données semi-structurées</text:p>
            <text:p text:style-name="P6"/>
          </table:table-cell>
        </table:table-row>
      </table:table>
      <text:p text:style-name="P2"/>
      <text:p text:style-name="P4">TP N° 0<text:span text:style-name="T4">3</text:span></text:p>
      <text:p text:style-name="P3"/>
      <text:p text:style-name="P9">Objectif</text:p>
      <text:p text:style-name="P8">L’objectif de cette série de TP est de <text:span text:style-name="T4">réaliser un exemple d’exportation des données d’un Système d’Information en utilisant le format XML. Pour ce faire, il faut choisir le bon modèle (faire le bon passage entre le modèle E/A et le modèle hiérarchique du fcihier XML). L’exportation permettra une exploiatation des données à des fins d’échange ou bien de publication d’une manière indépendante de la base de données en production.</text:span></text:p>
      <text:p text:style-name="P8"/>
      <text:p text:style-name="P10">Enoncé</text:p>
      <text:p text:style-name="P14"><text:span text:style-name="T7">Il s’agit d’une app</text:span><text:span text:style-name="T9">l</text:span><text:span text:style-name="T7">ication de gestion des </text:span><text:span text:style-name="T11">client</text:span><text:span text:style-name="T7"> utilisée par un </text:span><text:span text:style-name="T11">magasin</text:span><text:span text:style-name="T7">. C</text:span><text:span text:style-name="T11">ette application lui permet de garder la trace de ses activités commerciales.</text:span></text:p>
      <text:p text:style-name="P14"><text:span text:style-name="T7">La table “</text:span><text:span text:style-name="T11">client</text:span><text:span text:style-name="T8">” </text:span><text:span text:style-name="T7">dans la base de données contient les champs suivants :</text:span></text:p>
      <text:list xml:id="list7124946364994358127" text:style-name="L1">
        <text:list-item>
          <text:p text:style-name="P15">id_<text:span text:style-name="T12">client</text:span>,</text:p>
        </text:list-item>
        <text:list-item>
          <text:p text:style-name="P15">nom,</text:p>
        </text:list-item>
        <text:list-item>
          <text:p text:style-name="P15">prenom,</text:p>
        </text:list-item>
        <text:list-item>
          <text:p text:style-name="P15"><text:span text:style-name="T12">téléphone</text:span>,</text:p>
        </text:list-item>
        <text:list-item>
          <text:p text:style-name="P21">adresse</text:p>
        </text:list-item>
      </text:list>
      <text:p text:style-name="P16">Le id_<text:span text:style-name="T12">client </text:span>est généré séquentiellement.</text:p>
      <text:p text:style-name="P11"/>
      <text:p text:style-name="P11">Travail demandé</text:p>
      <text:p text:style-name="P13">Il est demandé de créer <text:span text:style-name="T12">une</text:span> application <text:span text:style-name="T12">(fenêtre Swing)</text:span> <text:span text:style-name="T12">qui permet de :</text:span></text:p>
      <text:list xml:id="list6112041822049557642" text:style-name="L5">
        <text:list-item>
          <text:p text:style-name="P22">Visualiser la liste des clients dans une JTable,</text:p>
        </text:list-item>
        <text:list-item>
          <text:p text:style-name="P22">Exporter les données sous forme d’un fichier XM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30</meta:editing-cycles>
    <meta:creation-date>2008-08-22T11:41:04</meta:creation-date>
    <dc:date>2021-05-22T01:38:57.641724633</dc:date>
    <meta:editing-duration>PT3H49M50S</meta:editing-duration>
    <meta:document-statistic meta:table-count="1" meta:image-count="0" meta:object-count="0" meta:page-count="1" meta:paragraph-count="22" meta:word-count="178" meta:character-count="1080" meta:non-whitespace-character-count="931"/>
  </office:meta>
</office:document-meta>
</file>